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List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Iterator.ArrayListIterator( Object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ListIterator.Array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Iterator.se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rrayListIte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ListIterator.ArrayListIterator( Object array , int startIndex , int en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ListIterato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Iterator.ArrayListIterator( Object array , int star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ListIte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Iterator.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